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bn" style:country-complex="BD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bn" style:country-complex="BD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uktiNarrow" style:font-family-complex="MuktiNarrow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13T01:56:57.745000000</dc:date>
    <meta:editing-duration>PT53M34S</meta:editing-duration>
    <meta:editing-cycles>5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Option Explicit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